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9a01" officeooo:paragraph-rsid="001d9a01"/>
    </style:style>
    <style:style style:name="P2" style:family="paragraph" style:parent-style-name="Standard" style:list-style-name="L2">
      <style:text-properties officeooo:rsid="001d9a01" officeooo:paragraph-rsid="001d9a01"/>
    </style:style>
    <style:style style:name="P3" style:family="paragraph" style:parent-style-name="Standard" style:list-style-name="L3">
      <style:text-properties officeooo:rsid="001d9a01" officeooo:paragraph-rsid="001d9a01"/>
    </style:style>
    <style:style style:name="P4" style:family="paragraph" style:parent-style-name="Standard">
      <style:text-properties fo:font-weight="bold" officeooo:rsid="001d9a01" officeooo:paragraph-rsid="001d9a01" style:font-weight-asian="bold" style:font-weight-complex="bold"/>
    </style:style>
    <style:style style:name="P5" style:family="paragraph" style:parent-style-name="Standard">
      <style:text-properties fo:font-weight="bold" officeooo:rsid="001db354" officeooo:paragraph-rsid="001db354" style:font-weight-asian="bold" style:font-weight-complex="bold"/>
    </style:style>
    <style:style style:name="P6" style:family="paragraph" style:parent-style-name="Standard" style:list-style-name="L4">
      <style:text-properties fo:font-weight="bold" officeooo:rsid="001db354" officeooo:paragraph-rsid="001db354" style:font-weight-asian="bold" style:font-weight-complex="bold"/>
    </style:style>
    <style:style style:name="P7" style:family="paragraph" style:parent-style-name="Standard">
      <style:text-properties fo:font-weight="bold" officeooo:rsid="001e0436" officeooo:paragraph-rsid="001e0436" style:font-weight-asian="bold" style:font-weight-complex="bold"/>
    </style:style>
    <style:style style:name="P8" style:family="paragraph" style:parent-style-name="Standard" style:list-style-name="L5">
      <style:text-properties fo:font-weight="bold" officeooo:rsid="001e0436" officeooo:paragraph-rsid="001e0436" style:font-weight-asian="bold" style:font-weight-complex="bold"/>
    </style:style>
    <style:style style:name="P9" style:family="paragraph" style:parent-style-name="Header">
      <style:text-properties officeooo:rsid="001c5633" officeooo:paragraph-rsid="001c56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aração silábica: cada sílaba deve ter obrigatoriamente uma <text:span text:style-name="T1">vogal</text:span><text:span text:style-name="T2">.</text:span></text:p>
      <text:list xml:id="list448462944919341518" text:style-name="L2">
        <text:list-item>
          <text:p text:style-name="P2"><text:span text:style-name="T2">Ex. 1: ra-i-nha</text:span></text:p>
        </text:list-item>
        <text:list-item>
          <text:p text:style-name="P2"><text:span text:style-name="T2">Ex. 2: pa-ís</text:span></text:p>
        </text:list-item>
        <text:list-item>
          <text:p text:style-name="P2"><text:span text:style-name="T2">Ex. 3: pais (aqui o “i” é </text:span><text:span text:style-name="T1">semivogal</text:span><text:span text:style-name="T2">)</text:span></text:p>
        </text:list-item>
      </text:list>
      <text:p text:style-name="P1"><text:span text:style-name="T2"/></text:p>
      <text:p text:style-name="P1"><text:span text:style-name="T2">Dígrafo (digrama): encontro de </text:span><text:span text:style-name="T1">duas letras</text:span><text:span text:style-name="T2"> (vogais ou consoantes) com o </text:span><text:span text:style-name="T1">som de uma só</text:span><text:span text:style-name="T2">.</text:span></text:p>
      <text:list xml:id="list394821974971424996" text:style-name="L3">
        <text:list-item>
          <text:p text:style-name="P3"><text:span text:style-name="T2">Ex. 1: </text:span><text:span text:style-name="T4">qu</text:span><text:span text:style-name="T2">erido</text:span></text:p>
        </text:list-item>
        <text:list-item>
          <text:p text:style-name="P3"><text:span text:style-name="T2">Ex. 2: e</text:span><text:span text:style-name="T4">ss</text:span><text:span text:style-name="T2">a</text:span></text:p>
        </text:list-item>
        <text:list-item>
          <text:p text:style-name="P3"><text:span text:style-name="T2">Ex. 3: na</text:span><text:span text:style-name="T4">sc</text:span><text:span text:style-name="T2">imento</text:span></text:p>
        </text:list-item>
      </text:list>
      <text:p text:style-name="P1"><text:span text:style-name="T2"/></text:p>
      <text:p text:style-name="P4">Atenção!<text:span text:style-name="T2"> Por exemplo, na palavra “quando” </text:span>não<text:span text:style-name="T2"> há dígrafo em </text:span>qu<text:span text:style-name="T2">, já que há a pronúncia de um fonema para cada letra.</text:span></text:p>
      <text:p text:style-name="P4"><text:span text:style-name="T2"/></text:p>
      <text:p text:style-name="P5"><text:span text:style-name="T2">Hiato: separação de vogais em sílabas diferentes.</text:span></text:p>
      <text:list xml:id="list3063658212865390327" text:style-name="L4">
        <text:list-item>
          <text:p text:style-name="P6"><text:span text:style-name="T2">Ex. 1: p</text:span><text:span text:style-name="T3">a</text:span><text:span text:style-name="T2">-</text:span><text:span text:style-name="T3">í</text:span><text:span text:style-name="T2">-ses</text:span></text:p>
        </text:list-item>
        <text:list-item>
          <text:p text:style-name="P6"><text:span text:style-name="T2">Ex. 2: p</text:span><text:span text:style-name="T3">a</text:span><text:span text:style-name="T7">-</text:span><text:span text:style-name="T3">í</text:span><text:span text:style-name="T7">s</text:span></text:p>
        </text:list-item>
      </text:list>
      <text:p text:style-name="P5"><text:span text:style-name="T7"/></text:p>
      <text:p text:style-name="P7"><text:span text:style-name="T7">Acentuação:</text:span></text:p>
      <text:list xml:id="list7008824359973138730" text:style-name="L5">
        <text:list-item>
          <text:p text:style-name="P8"><text:span text:style-name="T6">proparoxítonas</text:span><text:span text:style-name="T7">: todas;</text:span></text:p>
        </text:list-item>
        <text:list-item>
          <text:p text:style-name="P8"><text:span text:style-name="T6">paroxítonas</text:span><text:span text:style-name="T7">: todas, </text:span><text:span text:style-name="T6">menos</text:span><text:span text:style-name="T7"> “o, a, e, em, ens” e palavras terminadas em ditongo;</text:span></text:p>
        </text:list-item>
        <text:list-item>
          <text:p text:style-name="P8"><text:span text:style-name="T6">oxítonas</text:span><text:span text:style-name="T7">: apenas as terminadas em “o, a, e, em, ens” e “éu, éi, ói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5633" officeooo:paragraph-rsid="001c56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Ortografia e acentuação gráfic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20:35.672673330</meta:creation-date>
    <dc:date>2018-01-23T09:58:59.496406401</dc:date>
    <meta:editing-duration>PT27M56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129" meta:character-count="681" meta:non-whitespace-character-count="579"/>
  </office:meta>
</office:document-meta>
</file>